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nal Exam Daf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rten Evensen</meta:initial-creator>
    <meta:creation-date>2020-11-20T12:17:57</meta:creation-date>
    <meta:document-statistic meta:table-count="0" meta:image-count="0" meta:object-count="0" meta:page-count="1" meta:paragraph-count="1" meta:word-count="3" meta:character-count="15"/>
    <dc:date>2020-11-20T12:18:22</dc:date>
    <dc:creator>Morten Evensen</dc:creator>
    <meta:editing-duration>PT25S</meta:editing-duration>
    <meta:editing-cycles>1</meta:editing-cycles>
    <meta:generator>OpenOffice/4.1.1$Unix OpenOffice.org_project/411m6$Build-9775</meta:generator>
  </office:meta>
</office:document-meta>
</file>